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7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8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9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2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ternal Interface for the Open-Source Dive-Computer (OSTC, OSTC Mk.2/2N)</text:p>
      <text:p text:style-name="P2"/>
      <text:p text:style-name="P8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1/12/08</text:p>
      <text:p text:style-name="P8">Last Update: 02/29/12 (Valid for 2.21stable and later)</text:p>
      <text:p text:style-name="P8">Written by: Matthias Heinrichs (<text:span text:style-name="T2">info@heinrichsweikamp.com</text:span>) and Pascal Pellmont</text:p>
      <text:p text:style-name="P10"/>
      <text:p text:style-name="P7">Hardware</text:p>
      <text:p text:style-name="P8">The USB interface is equipped with an USB Chip (FT232) from FTDI. You can get Windows/</text:p>
      <text:p text:style-name="P8">Linux drivers from here: http://www.ftdichip.com/Drivers/VCP.htm (current Version is</text:p>
      <text:p text:style-name="P8">2.02.04)</text:p>
      <text:p text:style-name="P8">With Linux Kernel &gt;2.6.9, these drivers are included in the Kernel.</text:p>
      <text:p text:style-name="P10">With Windows7 these drivers will install automatically.</text:p>
      <text:p text:style-name="P8">After installation a virtual COM port can be found in your windows hardware control panel.</text:p>
      <text:p text:style-name="P8">You can change the COM port number there if required.</text:p>
      <text:p text:style-name="P7"/>
      <text:p text:style-name="P7">Software</text:p>
      <text:p text:style-name="P8">The data rate is 115200 Baud, 8 Databits, 1 Stopbit, no parity, (115200, N, 8, 1)</text:p>
      <text:p text:style-name="P8">16bit Values are transmitted in little Endian format (LOW:HIGH)</text:p>
      <text:p text:style-name="P7"/>
      <text:p text:style-name="P7">Transfer protocol</text:p>
      <text:p text:style-name="P8">Transfer is bi-directional and is initiated from the PC software by sending a command byte to</text:p>
      <text:p text:style-name="P8">the OSTC</text:p>
      <text:p text:style-name="P7"/>
      <text:p text:style-name="P7">command 0x61 („a“): download status and dive profiles from OSTC</text:p>
      <text:p text:style-name="P8">Output OSTC:</text:p>
      <text:p text:style-name="P8">Byte1-5:</text:p>
      <text:p text:style-name="P8">0xAA 0xAA 0xAA 0xAA 0xAA (Preamble)</text:p>
      <text:p text:style-name="P8">Byte6:</text:p>
      <text:p text:style-name="P8">0x55 (Preamble)</text:p>
      <text:p text:style-name="P8">Byte7-262:</text:p>
      <text:p text:style-name="P8">Internal EEPROM BANK 0 (First 256Bytes) <text:span text:style-name="T3">See Command „g”</text:span></text:p>
      <text:p text:style-name="P8">Byte263-264:</text:p>
      <text:p text:style-name="P8">current battery voltage in mV</text:p>
      <text:p text:style-name="P8">Byte265-266:</text:p>
      <text:p text:style-name="P8">2 Byte current firmware version , 1st Byte.2nd Byte (e.g. „1.90“)</text:p>
      <text:p text:style-name="P8"/>
      <text:p text:style-name="P4">With firmware version 1.90 or lower (32kB Logbook):</text:p>
      <text:p text:style-name="P8">Byte267-33034 (32768 Byte):</text:p>
      <text:p text:style-name="P8">logbook with profile data</text:p>
      <text:p text:style-name="P4">With firmware version 1.91 or higher (64kB Logbook):</text:p>
      <text:p text:style-name="P8">Byte267-65802 (65536 Byte):</text:p>
      <text:p text:style-name="P8">logbook with profile data</text:p>
      <text:p text:style-name="P8"/>
      <text:p text:style-name="P8">The complete profile memory will be send, no matter how many dives are stored.</text:p>
      <text:p text:style-name="P8">One dive consists of a header and the profile block.<text:span text:style-name="T3"> There may be two different headers in the data stream. Byte 2 (Logbook-Profile version) may be 0x20 or 0x21</text:span>:</text:p>
      <text:p text:style-name="P8">0x20 → <text:s/>The header is send with a length of 47 bytes</text:p>
      <text:p text:style-name="P8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9">Requirements for the parser to be compatible with all firmware versions:</text:p>
            <text:p text:style-name="P17"/>
            <text:list xml:id="list39270023" text:style-name="L1">
              <text:list-item>
                <text:p text:style-name="P20">Check Byte 265-266 for the used firmware:</text:p>
              </text:list-item>
            </text:list>
            <text:p text:style-name="P18">Firmware 1.90 or lower → Read additional 32768Byte logbook profile data</text:p>
            <text:p text:style-name="P18">Firmware 1.91 or higher → Read additional 65536Byte logbook profile data</text:p>
            <text:p text:style-name="P17"/>
            <text:list xml:id="list39260004" text:style-name="L2">
              <text:list-item>
                <text:p text:style-name="P21">For <text:span text:style-name="T10">each dive</text:span> found in the logbook profile data:</text:p>
                <text:p text:style-name="P22">Check Byte2 (Logbook-Profile version) for 0x20 or 0x21</text:p>
                <text:p text:style-name="P22">0x20 → <text:s/>Dive has a 47Byte header</text:p>
                <text:p text:style-name="P22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6"/>
      <text:p text:style-name="P6">„0x20” Details:</text:p>
      <text:p text:style-name="P8">Byte 0-1:</text:p>
      <text:p text:style-name="P8">0xFA 0xFA (start Header)</text:p>
      <text:p text:style-name="P8">Byte 2:</text:p>
      <text:p text:style-name="P8">Logbook-Profile version (0x20 for this 47 Byte version)</text:p>
      <text:p text:style-name="P8">Byte 3:</text:p>
      <text:p text:style-name="P8">Date of dive, month</text:p>
      <text:p text:style-name="P8">Byte 4:</text:p>
      <text:p text:style-name="P8">Date of dive, day</text:p>
      <text:p text:style-name="P8">Byte 5:</text:p>
      <text:p text:style-name="P8">Date of dive, year (20xx)</text:p>
      <text:p text:style-name="P8">Byte 6:</text:p>
      <text:p text:style-name="P8">Time at end of dive, hours</text:p>
      <text:p text:style-name="P8">Byte 7:</text:p>
      <text:p text:style-name="P8">Time at end of dive, minutes</text:p>
      <text:p text:style-name="P8">Byte 8-9:</text:p>
      <text:p text:style-name="P8">max. depth in mbar (<text:span text:style-name="T3">Includes salinity offset!</text:span>)</text:p>
      <text:p text:style-name="P8">Byte 10-11:</text:p>
      <text:p text:style-name="P8">divetime (minutes)</text:p>
      <text:p text:style-name="P8">Byte 12:</text:p>
      <text:p text:style-name="P8">divetime (seconds)</text:p>
      <text:p text:style-name="P8">Byte 13-14:</text:p>
      <text:p text:style-name="P8">min. water temperature in 0.1 °C</text:p>
      <text:p text:style-name="P8">Byte 15-16:</text:p>
      <text:p text:style-name="P8">Surface air pressure before dive</text:p>
      <text:p text:style-name="P8">Byte 17-18:</text:p>
      <text:p text:style-name="P8">Desaturation time in minutes after the dive</text:p>
      <text:p text:style-name="P8">Byte 19-20:</text:p>
      <text:p text:style-name="P8">Gas 1 current (%O2, %He)</text:p>
      <text:p text:style-name="P8">Byte 21-22:</text:p>
      <text:p text:style-name="P8">Gas 2 current (%O2, %He)</text:p>
      <text:p text:style-name="P8">Byte 23-24:</text:p>
      <text:p text:style-name="P8">Gas 3 current (%O2, %He)</text:p>
      <text:p text:style-name="P8">Byte 25-26:</text:p>
      <text:p text:style-name="P8">Gas 4 current (%O2, %He)</text:p>
      <text:p text:style-name="P8">Byte 27-28:</text:p>
      <text:p text:style-name="P8">Gas 5 current (%O2, %He)</text:p>
      <text:p text:style-name="P8">Byte 29-30:</text:p>
      <text:p text:style-name="P8"><text:soft-page-break/>Gas 6 current (%O2, %He) (Gas 6 is a manual gas that can be configured during the dive),</text:p>
      <text:p text:style-name="P8">value at end of dive.</text:p>
      <text:p text:style-name="P8">Byte 31:</text:p>
      <text:p text:style-name="P8">Selected Gas# at beginning of dive</text:p>
      <text:p text:style-name="P8">Byte 32-33:</text:p>
      <text:p text:style-name="P8">2 Byte firmware version , 1st Byte.2nd Byte (e.g. „1.90“)</text:p>
      <text:p text:style-name="P8">Byte 34-35:</text:p>
      <text:p text:style-name="P8">2 Byte battery voltage in mV after the dive</text:p>
      <text:p text:style-name="P8">Byte 36:</text:p>
      <text:p text:style-name="P8">Sampling Rate in Seconds</text:p>
      <text:p text:style-name="P8">Byte 37:</text:p>
      <text:p text:style-name="P8">Sampling Divisor Temperature</text:p>
      <text:p text:style-name="P8">Bit 0-3: Divisor, 0=never, 1=every Sample, 2=every 2nd Sample, ...</text:p>
      <text:p text:style-name="P8">Bit 4-7: Information size (currently 2)</text:p>
      <text:p text:style-name="P8">Byte 38:</text:p>
      <text:p text:style-name="P8">Sampling Divisor Deco/NDL Status</text:p>
      <text:p text:style-name="P8">Bit 0-3: Divisor, 0=never, 1=every Sample, 2=every 2nd Sample, ...</text:p>
      <text:p text:style-name="P8">Bit 4-7: Information size (currently 2)</text:p>
      <text:p text:style-name="P8">Byte 39:</text:p>
      <text:p text:style-name="P8">Sampling Divisor Gradient Factor</text:p>
      <text:p text:style-name="P8">Bit 0-3: Divisor, 0=never, 1=every Sample, 2=every 2nd Sample, ...</text:p>
      <text:p text:style-name="P8">Bit 4-7: Information size (currently 1)</text:p>
      <text:p text:style-name="P8">Byte 40:</text:p>
      <text:p text:style-name="P8">Sampling Divisor ppO2 Sensors</text:p>
      <text:p text:style-name="P8">Bit 0-3: Divisor, 0=never, 1=every Sample, 2=every 2nd Sample, ...</text:p>
      <text:p text:style-name="P8">Bit 4-7: Information size (currently 3)</text:p>
      <text:p text:style-name="P8">Note: The OSTC Mk.2 does not support ppO2 Sensors.</text:p>
      <text:p text:style-name="P8">Byte 41:</text:p>
      <text:p text:style-name="P8">Sampling Divisor “Deco Debug”</text:p>
      <text:p text:style-name="P8">Bit 0-3: Divisor, 0=never, 1=every Sample, 2=every 2nd Sample, ...</text:p>
      <text:p text:style-name="P8">Bit 4-7: Information size (currently 9)</text:p>
      <text:p text:style-name="P8">Byte 42:</text:p>
      <text:p text:style-name="P8">Sampling Divisor CNS profile</text:p>
      <text:p text:style-name="P8">Bit 0-3: Divisor, 0=never, 1=every Sample, 2=every 2nd Sample, ...</text:p>
      <text:p text:style-name="P8">Bit 4-7: Information size (currently 1)</text:p>
      <text:p text:style-name="P8">Byte 43:</text:p>
      <text:p text:style-name="P8">Salinity Setting</text:p>
      <text:p text:style-name="P8"><text:s/>d‘100‘ = 1.00kg/l</text:p>
      <text:p text:style-name="P8"><text:s/>d‘101‘ = 1.01kg/l</text:p>
      <text:p text:style-name="P8"><text:s/>d‘102‘ = 1.02kg/l</text:p>
      <text:p text:style-name="P8"><text:s/>d‘103‘ = 1.03kg/l</text:p>
      <text:p text:style-name="P8"><text:s/>d‘104‘ = 1.04kg/l</text:p>
      <text:p text:style-name="P8">Byte 44:</text:p>
      <text:p text:style-name="P8">Max. CNS in % (For dives made with Firmware 1.84 and later)</text:p>
      <text:p text:style-name="P8">Byte 45-46:</text:p>
      <text:p text:style-name="P8">0xFB 0xFB (end of header)</text:p>
      <text:p text:style-name="P8"/>
      <text:p text:style-name="P6"/>
      <text:p text:style-name="P6"/>
      <text:p text:style-name="P6"/>
      <text:p text:style-name="P16">„0x21” Details:</text:p>
      <text:p text:style-name="P8">Byte 0-1:</text:p>
      <text:p text:style-name="P8">0xFA 0xFA (start Header)</text:p>
      <text:p text:style-name="P8">Byte 2:</text:p>
      <text:p text:style-name="P8">Logbook-Profile version (0x21 for this 57 Byte version)</text:p>
      <text:p text:style-name="P12">Byte 3-44:</text:p>
      <text:p text:style-name="P12">Identical with „0x20” version of header description</text:p>
      <text:p text:style-name="P8">Byte 45-46:</text:p>
      <text:p text:style-name="P8">Average depth in mbar</text:p>
      <text:p text:style-name="P8">Byte 47-48:</text:p>
      <text:p text:style-name="P8">Total dive time in seconds (Regardless of CF01 - shallow parts of the dive are not counted in the divetime (Byte 10-12)</text:p>
      <text:p text:style-name="P8">Byte 49:</text:p>
      <text:p text:style-name="P8">If GF deco model was used for this dive: GF_lo in percent (CF32)</text:p>
      <text:p text:style-name="P8">If non-GF (Standard Bühlmann) was used: Saturation multiplier in percent <text:s/>(CF11)</text:p>
      <text:p text:style-name="P8">Byte 50:</text:p>
      <text:p text:style-name="P8">If GF deco model was used for this dive: GF_hi in percent <text:s/>(CF33)</text:p>
      <text:p text:style-name="P8">If non-GF (Standard Bühlmann) was used: Desaturation multiplier in percent <text:s/>(CF12)</text:p>
      <text:p text:style-name="P8">Byte 51: Deco type used for this dive: (0=ZH-L16 OC, 1=Gauge, 2=ZH-L16 CC, 3=Apnoe 4=L16-GF OC, 5=L16-GF CC)</text:p>
      <text:p text:style-name="P8">Byte 52-54:</text:p>
      <text:p text:style-name="P8">Not used/Reserved =0x00</text:p>
      <text:p text:style-name="P8">Byte 55-56:</text:p>
      <text:p text:style-name="P8">0xFB 0xFB (end of header)</text:p>
      <text:p text:style-name="P8"/>
      <text:p text:style-name="P8">After the header, the profile is send. It has a variable length <text:span text:style-name="T3">and is identical for „0x20” or „0x21” Headers:</text:span></text:p>
      <text:p text:style-name="P8"/>
      <text:p text:style-name="P8">Depth in mbar (LOW:HIGH, not including salinity offset), <text:span text:style-name="T3">ProfileFlagByte</text:span>, <text:span text:style-name="T4">extended Information</text:span></text:p>
      <text:p text:style-name="P8">...</text:p>
      <text:p text:style-name="P8">2 Byte:</text:p>
      <text:p text:style-name="P8">0xFD 0xFD (Profile and dive end)</text:p>
      <text:p text:style-name="P8"/>
      <text:p text:style-name="P8"><text:span text:style-name="T3">ProfileFlagByte</text:span>:</text:p>
      <text:p text:style-name="P8">Bit0-6: amount of additional bytes after the ProfileFlagByte (0-127)</text:p>
      <text:p text:style-name="P8">Bit7: <text:span text:style-name="T5">EventByte Flag</text:span> (Event Byte is available)</text:p>
      <text:p text:style-name="P8"/>
      <text:p text:style-name="P8"><text:span text:style-name="T5">EventByte</text:span>:</text:p>
      <text:p text:style-name="P8">Bit0-3: Alarm type</text:p>
      <text:p text:style-name="P8">0=No Alarm</text:p>
      <text:p text:style-name="P8">1=SLOW</text:p>
      <text:p text:style-name="P8">2=Deco Stop missed/GF violated</text:p>
      <text:p text:style-name="P8">3=Deep Stop missed</text:p>
      <text:p text:style-name="P8">4=ppO Low Warning</text:p>
      <text:p text:style-name="P8">5=ppO High Warning</text:p>
      <text:p text:style-name="P8">6=Manual Marker</text:p>
      <text:p text:style-name="P8">7=Low Battery</text:p>
      <text:p text:style-name="P8">...</text:p>
      <text:p text:style-name="P8">Bit4: Manual Gas Set („Gas 6”)</text:p>
      <text:p text:style-name="P8">Bit5: Gas Change (Gas1-5)</text:p>
      <text:p text:style-name="P8">Bit6: SetPoint Change (cbar)</text:p>
      <text:p text:style-name="P8">Bit7: unused</text:p>
      <text:p text:style-name="P8"><text:soft-page-break/></text:p>
      <text:p text:style-name="P8"><text:span text:style-name="T4">Extended Information</text:span> will be stored strictly in the following order (future extensions will append at the end of the list for compatibility reasons!):</text:p>
      <text:list xml:id="list39255121" text:style-name="L3">
        <text:list-item>
          <text:p text:style-name="P23">EventByte (1 byte)</text:p>
        </text:list-item>
        <text:list-item>
          <text:p text:style-name="P23">ManualGasSet: new Values for Gas 6 (2 bytes: byte1=O2%, byte2=He%)</text:p>
        </text:list-item>
        <text:list-item>
          <text:p text:style-name="P23">Gas Change (1 byte: current Gas#)</text:p>
        </text:list-item>
        <text:list-item>
          <text:p text:style-name="P23">Temperature in 0.1°C (2 bytes: LOW:HIGH)</text:p>
        </text:list-item>
        <text:list-item>
          <text:p text:style-name="P25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3">GF value (1Byte: GF value in %)</text:p>
        </text:list-item>
        <text:list-item>
          <text:p text:style-name="P23">ppO2 Sensor Values (according to header information, t.b.d)</text:p>
        </text:list-item>
        <text:list-item>
          <text:p text:style-name="P23">Deco Debug (according to header information)</text:p>
        </text:list-item>
        <text:list-item>
          <text:p text:style-name="P25">CNS value (1Byte: CNS value in %)</text:p>
        </text:list-item>
        <text:list-item>
          <text:p text:style-name="P25">SetPoint Change (1Byte: new SetPoint in cbar)</text:p>
        </text:list-item>
      </text:list>
      <text:p text:style-name="P6"/>
      <text:p text:style-name="P8">For calculation of the available information the following rules apply:</text:p>
      <text:list xml:id="list39258937" text:style-name="L4">
        <text:list-item>
          <text:p text:style-name="P24">First sample# is 1</text:p>
        </text:list-item>
        <text:list-item>
          <text:p text:style-name="P24">if divisor == 0 the information will never appear</text:p>
        </text:list-item>
        <text:list-item>
          <text:p text:style-name="P24">dataAvailable = (sample# modulo divisor) == 0</text:p>
        </text:list-item>
      </text:list>
      <text:p text:style-name="P13"/>
      <text:p text:style-name="P13">Sampling rate can vary between dives! Always use sample rate from Dive Header.</text:p>
      <text:p text:style-name="P8"/>
      <text:p text:style-name="P8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8"/>
      <text:p text:style-name="P6">Examples:</text:p>
      <text:p text:style-name="P8">Assume the following configuration: </text:p>
      <text:p text:style-name="P8">Divisor Temperature=3</text:p>
      <text:p text:style-name="P8">Divisor Deco/NDL=1</text:p>
      <text:p text:style-name="P8">Divisor GF=0</text:p>
      <text:p text:style-name="P8">Divisor ppO2=0</text:p>
      <text:p text:style-name="P8">Divisor Deco debug=0</text:p>
      <text:p text:style-name="P8">Divisor CNS=0.</text:p>
      <text:p text:style-name="P8"/>
      <text:p text:style-name="P8">Sample 1:</text:p>
      <text:p text:style-name="P8"><text:span text:style-name="T3">0x64 0x00</text:span> <text:span text:style-name="T4">0x02</text:span><text:span text:style-name="T6"> </text:span><text:span text:style-name="T5">0x00 0xA0</text:span></text:p>
      <text:p text:style-name="P8">Depth = <text:span text:style-name="T3">1m</text:span></text:p>
      <text:p text:style-name="P8">ProfileFlagByte = <text:span text:style-name="T4">2 bytes will follow, No Event</text:span></text:p>
      <text:p text:style-name="P14">Deco/NDL = NDL 160 minutes</text:p>
      <text:p text:style-name="P8"/>
      <text:p text:style-name="P8">Sample 2:</text:p>
      <text:p text:style-name="P8"><text:span text:style-name="T3">0xC8 0x00</text:span> <text:span text:style-name="T4">0x02</text:span> <text:span text:style-name="T5">0x00 0xA0</text:span></text:p>
      <text:p text:style-name="P8">Depth = <text:span text:style-name="T3">2m</text:span></text:p>
      <text:p text:style-name="P8">ProfileFlagByte = <text:span text:style-name="T4">2 bytes will follow, No Event</text:span></text:p>
      <text:p text:style-name="P14">Deco/NDL = NDL 160 minutes</text:p>
      <text:p text:style-name="P8"/>
      <text:p text:style-name="P8">Sample 3:</text:p>
      <text:p text:style-name="P8"><text:span text:style-name="T3">0x2C 0x01</text:span> <text:span text:style-name="T4">0x04</text:span> <text:span text:style-name="T7">0x32 0x00</text:span><text:span text:style-name="T5"> 0x00 0xA0</text:span></text:p>
      <text:p text:style-name="P8"><text:soft-page-break/>Depth = <text:span text:style-name="T3">3m</text:span></text:p>
      <text:p text:style-name="P8">ProfileFlagByte = <text:span text:style-name="T4">4 bytes will follow, No Event</text:span></text:p>
      <text:p text:style-name="P15">Temperature = 5°C</text:p>
      <text:p text:style-name="P14">Deco/NDL = NDL 160 minutes</text:p>
      <text:p text:style-name="P8"/>
      <text:p text:style-name="P8">Sample 4:</text:p>
      <text:p text:style-name="P8"><text:span text:style-name="T3">0x5E 0x01</text:span> <text:span text:style-name="T4">0x84</text:span> <text:span text:style-name="T7">0x21 0x02</text:span> <text:span text:style-name="T5">0x00 0x9f</text:span></text:p>
      <text:p text:style-name="P8">Depth = <text:span text:style-name="T3">3.5m</text:span></text:p>
      <text:p text:style-name="P8">ProfileFlagByte = <text:span text:style-name="T4">4 bytes will follow, Event available (Bit7=1)</text:span></text:p>
      <text:p text:style-name="P15">EventByte = Alarm SLOW, Gas Change</text:p>
      <text:p text:style-name="P15">GasChange = Gas#2</text:p>
      <text:p text:style-name="P14">Deco/NDL = NDL 159 minutes</text:p>
      <text:p text:style-name="P8">...</text:p>
      <text:p text:style-name="P7"/>
      <text:p text:style-name="P7">command 0x62 („b“): Sync clock and date with PC</text:p>
      <text:p text:style-name="P8">Output OSTC: 0x62</text:p>
      <text:p text:style-name="P8">Now, 6 bytes must be send to the OSTC</text:p>
      <text:p text:style-name="P8">Byte1: Hours</text:p>
      <text:p text:style-name="P8">Byte2: Minutes</text:p>
      <text:p text:style-name="P8">Byte3: Seconds</text:p>
      <text:p text:style-name="P8">Byte4: Month</text:p>
      <text:p text:style-name="P8">Byte5: Day</text:p>
      <text:p text:style-name="P8">Byte6: Year (20xx)</text:p>
      <text:p text:style-name="P8">All bytes will be checked for plausibility and the clock is set at once. After a timeout of about 30ms, the transmission will be aborted</text:p>
      <text:p text:style-name="P10"/>
      <text:p text:style-name="P7">command 0x63 („c“): Starts simulator mode</text:p>
      <text:p text:style-name="P8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8">Simulator mode will be aborted if the device lefts the divemode after the simualted dive. (ascend to 0m by sending 0x00 and wait)</text:p>
      <text:p text:style-name="P7"/>
      <text:p text:style-name="P7">command 0x64 („d“): Write access to internal <text:span text:style-name="T8">EEPROM</text:span> BANK 0</text:p>
      <text:p text:style-name="P8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8">Output OSTC: 0x64</text:p>
      <text:p text:style-name="P8">Now, every incoming byte will be written to the internal EEPROM starting with address 0x004. Each byte will be echoed if the write was completed. </text:p>
      <text:p text:style-name="P6">Important: Saving one byte takes about 4ms, so the next byte must be send AFTER the echo of the current byte was received from the software.</text:p>
      <text:p text:style-name="P8">A total of <text:span text:style-name="T3">251Byte</text:span> can be send. After a timeout of about 30ms, the current byte transmission will be aborted and 0xFF is send instead of the received value</text:p>
      <text:p text:style-name="P12"/>
      <text:p text:style-name="P8"><text:span text:style-name="T3">Warning</text:span>: EEPROM Bank0 and Bank1 include important settings, e.g. the battery history. Make sure to re-write the original data when changing settings!</text:p>
      <text:p text:style-name="P8"/>
      <text:p text:style-name="P7">command 0x65 („e“): Send MD2 Hash fingerprint to PC</text:p>
      <text:p text:style-name="P8">Byte1-2:</text:p>
      <text:p text:style-name="P8">2 Byte firmware version , 1st Byte.2nd Byte (e.g. „1.90“)</text:p>
      <text:p text:style-name="P8"><text:soft-page-break/>Byte3-18:</text:p>
      <text:p text:style-name="P8">16 Byte MD2 hash fingerprint (0x00 for all bytes if hash was not built yet)</text:p>
      <text:p text:style-name="P7"/>
      <text:p text:style-name="P7">command 0x66 („f“): Unused/Reserved</text:p>
      <text:p text:style-name="P8"/>
      <text:p text:style-name="P7">command 0x67 („g“): Send internal EEPROM BANK 0 only</text:p>
      <text:p text:style-name="P8">This command can be used to read out the gas setup and custom functions without reading the profile data (faster download)</text:p>
      <text:p text:style-name="P8">Byte1-2:</text:p>
      <text:p text:style-name="P8">Serial number(<text:span text:style-name="T3">Not writable!</text:span>)</text:p>
      <text:p text:style-name="P8">Byte3-4:</text:p>
      <text:p text:style-name="P8">Total dives(<text:span text:style-name="T3">Not writable!</text:span>)</text:p>
      <text:p text:style-name="P8">Byte5-6:</text:p>
      <text:p text:style-name="P8">Gas 1 default (%O2=21, %He=0)</text:p>
      <text:p text:style-name="P8">Byte7-8:</text:p>
      <text:p text:style-name="P8">Gas 1 current (%O2, %He)</text:p>
      <text:p text:style-name="P8">Byte9-10:</text:p>
      <text:p text:style-name="P8">Gas 2 default (%O2=21, %He=0)</text:p>
      <text:p text:style-name="P8">Byte11-12:</text:p>
      <text:p text:style-name="P8">Gas 2 current (%O2, %He)</text:p>
      <text:p text:style-name="P8">Byte13-14:</text:p>
      <text:p text:style-name="P8">Gas 3 default (%O2=21, %He=0)</text:p>
      <text:p text:style-name="P8">Byte15-16:</text:p>
      <text:p text:style-name="P8">Gas 3 current(%O2, %He)</text:p>
      <text:p text:style-name="P8">Byte17-18:</text:p>
      <text:p text:style-name="P8">Gas 4 default (%O2=21, %He=0)</text:p>
      <text:p text:style-name="P8">Byte19-20:</text:p>
      <text:p text:style-name="P8">Gas 4 current (%O2, %He)</text:p>
      <text:p text:style-name="P8">Byte21-22:</text:p>
      <text:p text:style-name="P8">Gas 5 default (%O2=21, %He=0)</text:p>
      <text:p text:style-name="P8">Byte23-24:</text:p>
      <text:p text:style-name="P8">Gas 5 current (%O2, %He)</text:p>
      <text:p text:style-name="P8">Byte25-26:</text:p>
      <text:p text:style-name="P8">Gas 6 current (%O2, %He)</text:p>
      <text:p text:style-name="P8">Byte27:</text:p>
      <text:p text:style-name="P8">Salinity Setting</text:p>
      <text:p text:style-name="P8"><text:s/>d‘100‘ = 1.00kg/l</text:p>
      <text:p text:style-name="P8"><text:s/>d‘101‘ = 1.01kg/l</text:p>
      <text:p text:style-name="P8"><text:s/>d‘102‘ = 1.02kg/l</text:p>
      <text:p text:style-name="P8"><text:s/>d‘103‘ = 1.03kg/l</text:p>
      <text:p text:style-name="P8"><text:s/>d‘104‘ = 1.04kg/l</text:p>
      <text:p text:style-name="P8">(Other values then these four are ignored due to the CE depth accuracy requirements)</text:p>
      <text:p text:style-name="P8">Byte28:</text:p>
      <text:p text:style-name="P8">Active Gas Flag Register</text:p>
      <text:p text:style-name="P8"><text:s/>Bit0=Gas1</text:p>
      <text:p text:style-name="P8"><text:s/>Bit1=Gas2</text:p>
      <text:p text:style-name="P8"><text:s/>Bit2=Gas3</text:p>
      <text:p text:style-name="P8"><text:s/>Bit3=Gas4</text:p>
      <text:p text:style-name="P8"><text:s/>Bit4=Gas5</text:p>
      <text:p text:style-name="P8"><text:s/>Bit5=not used/reserved</text:p>
      <text:p text:style-name="P8"><text:soft-page-break/><text:s/>Bit6: not used/reserved</text:p>
      <text:p text:style-name="P8"><text:s/>Bit7: not used/reserved</text:p>
      <text:p text:style-name="P8">Byte29:</text:p>
      <text:p text:style-name="P8">Gas1: Change depth in m</text:p>
      <text:p text:style-name="P8">Byte30:</text:p>
      <text:p text:style-name="P8">Gas2: Change depth in m</text:p>
      <text:p text:style-name="P8">Byte31:</text:p>
      <text:p text:style-name="P8">Gas3: Change depth in m</text:p>
      <text:p text:style-name="P8">Byte32:</text:p>
      <text:p text:style-name="P8">Gas4: Change depth in m</text:p>
      <text:p text:style-name="P8">Byte33:</text:p>
      <text:p text:style-name="P8">Gas5: Change depth in m</text:p>
      <text:p text:style-name="P8">Byte34:</text:p>
      <text:p text:style-name="P8">First Gas number (1-5)</text:p>
      <text:p text:style-name="P8">Byte35:</text:p>
      <text:p text:style-name="P8">DecoType (0=ZH-L16 OC, 1=Gauge, 2=ZH-L16 CC, 3=Apnoe 4=L16-GF OC, 5=L16-GF CC)</text:p>
      <text:p text:style-name="P8">Byte36:</text:p>
      <text:p text:style-name="P8">Use O2 Sensor Module in CC Modes (0= OFF, 1= ON) (Only available in old OSTC1 - unused for OSTC Mk.2/2N)</text:p>
      <text:p text:style-name="P8">Byte37:</text:p>
      <text:p text:style-name="P8">SetPoint1: ppO2 (x 0.01bar, e.g. 155 = 1.55bar ppO2)</text:p>
      <text:p text:style-name="P8">Byte38:</text:p>
      <text:p text:style-name="P8">SetPoint2: ppO2 (x 0.01bar, e.g. 155 = 1.55bar ppO2)</text:p>
      <text:p text:style-name="P8">Byte39:</text:p>
      <text:p text:style-name="P8">SetPoint3: ppO2 (x 0.01bar, e.g. 155 = 1.55bar ppO2)</text:p>
      <text:p text:style-name="P8">Byte40:</text:p>
      <text:p text:style-name="P8">Debugmode (0= OFF, 1= ON). Using the debug mode is not recommended for end-users.</text:p>
      <text:p text:style-name="P8">Byte41-42:</text:p>
      <text:p text:style-name="P8">Lowest Battery voltage seen (in mV)</text:p>
      <text:p text:style-name="P8">Byte43:</text:p>
      <text:p text:style-name="P8">Lowest Battery voltage seen at (Month)</text:p>
      <text:p text:style-name="P8">Byte44:</text:p>
      <text:p text:style-name="P8">Lowest Battery voltage seen at (Day)</text:p>
      <text:p text:style-name="P8">Byte45:</text:p>
      <text:p text:style-name="P8">Lowest Battery voltage seen at (Year)</text:p>
      <text:p text:style-name="P8">Byte46-47:</text:p>
      <text:p text:style-name="P8">Lowest Battery voltage seen at (Temperature in 0.1 °C)</text:p>
      <text:p text:style-name="P8">Byte48:</text:p>
      <text:p text:style-name="P8">Last complete charge at (Month)</text:p>
      <text:p text:style-name="P8">Byte49:</text:p>
      <text:p text:style-name="P8">Last complete charge at (Day)</text:p>
      <text:p text:style-name="P8">Byte50:</text:p>
      <text:p text:style-name="P8">Last complete charge at (Year)</text:p>
      <text:p text:style-name="P8">Byte51-52:</text:p>
      <text:p text:style-name="P8">Total charge cycles</text:p>
      <text:p text:style-name="P8">Byte53-54:</text:p>
      <text:p text:style-name="P8">Total complete charge cycles</text:p>
      <text:p text:style-name="P8">Byte55-56:</text:p>
      <text:p text:style-name="P8">Temperature Extrema minimum (Temperature in 0.1 °C)</text:p>
      <text:p text:style-name="P8">Byte57:</text:p>
      <text:p text:style-name="P8">Temperature Extrema minimum at (Month)</text:p>
      <text:p text:style-name="P8"><text:soft-page-break/>Byte58:</text:p>
      <text:p text:style-name="P8">Temperature Extrema minimum at (Day)</text:p>
      <text:p text:style-name="P8">Byte59:</text:p>
      <text:p text:style-name="P8">Temperature Extrema minimum at (Year)</text:p>
      <text:p text:style-name="P8">Byte60-61:</text:p>
      <text:p text:style-name="P8">Temperature Extrema maximum (Temperature in 0.1 °C)</text:p>
      <text:p text:style-name="P8">Byte62:</text:p>
      <text:p text:style-name="P8">Temperature Extrema maximum at (Month)</text:p>
      <text:p text:style-name="P8">Byte63:</text:p>
      <text:p text:style-name="P8">Temperature Extrema maximum at (Day)</text:p>
      <text:p text:style-name="P8">Byte64:</text:p>
      <text:p text:style-name="P8">Temperature Extrema maximum at (Year)</text:p>
      <text:p text:style-name="P8">Byte65:</text:p>
      <text:p text:style-name="P8">Custom Text active (=1), Custom Text Disabled (&lt;&gt;1)</text:p>
      <text:p text:style-name="P8">Byte66-90:</text:p>
      <text:p text:style-name="P8">(25Bytes): Custom Text for Surfacemode (Real text must end with "}")</text:p>
      <text:p text:style-name="P8">Example: OSTC Dive Computer} (19 Characters incl. "}") Bytes 85-90 will be ignored.</text:p>
      <text:p text:style-name="P8">Byte91:</text:p>
      <text:p text:style-name="P8">Dim OLED in Divemode (&gt;0), Normal mode (=0)</text:p>
      <text:p text:style-name="P8">Byte92:</text:p>
      <text:p text:style-name="P8">Date format for all outputs:</text:p>
      <text:p text:style-name="P8">=0: MM/DD/YY</text:p>
      <text:p text:style-name="P8">=1: DD/MM/YY</text:p>
      <text:p text:style-name="P8">=2: YY/MM/DD</text:p>
      <text:p text:style-name="P8">Byte93:</text:p>
      <text:p text:style-name="P8">Total number of CF used in installed firmware</text:p>
      <text:p text:style-name="P8">Byte94-128</text:p>
      <text:p text:style-name="P8">not used/reserved</text:p>
      <text:p text:style-name="P8">Byte129-256:</text:p>
      <text:p text:style-name="P8">32 custom Functions (CF0-CF31)</text:p>
      <text:p text:style-name="P8">The custom functions are stored in the internal EEPROM after 0x080 </text:p>
      <text:p text:style-name="P8">Any custom function occupies 4 byte:</text:p>
      <text:p text:style-name="P8">2 byte (low:high) store the default value, reset from menu "reset" (<text:span text:style-name="T3">Will be overwritten by hard-coded defaults if reset in the unit!</text:span>)</text:p>
      <text:p text:style-name="P8">if bit16=1 then the custom function is 15bit value, if not it's a 8bit value</text:p>
      <text:p text:style-name="P8">2 byte (low:high) store the actual value</text:p>
      <text:p text:style-name="P7"/>
      <text:p text:style-name="P7">command 0x68 („h“): Reset DecoData</text:p>
      <text:p text:style-name="P9">Output OSTC: 0x68 (command echo)</text:p>
      <text:p text:style-name="P11"/>
      <text:p text:style-name="P7">command 0x69 („i“): Write access to internal EEPROM BANK 1</text:p>
      <text:p text:style-name="P8">This command allows write access to the internal EEPROM from address 0x104 to 0x1FF. </text:p>
      <text:p text:style-name="P6">The first four bytes of EEPROM Bank1 are not available for writing.</text:p>
      <text:p text:style-name="P8">Output OSTC: 0x69</text:p>
      <text:p text:style-name="P8">Now, every incoming byte will be written to the internal EEPROM starting with address 0x104. Each byte will be echoed if the write was completed.</text:p>
      <text:p text:style-name="P6">Important: Saving one byte takes about 4ms, so the next byte must be send AFTER the echo of the current byte was received from the software.</text:p>
      <text:p text:style-name="P8">A total of 251Byte can be send. After a timeout of about 30ms, the current byte transmission will be aborted and 0xFF is send instead of the received value</text:p>
      <text:p text:style-name="P8"><text:soft-page-break/></text:p>
      <text:p text:style-name="P8"><text:span text:style-name="T3">Warning</text:span>: EEPROM Bank0 and Bank1 include important settings, e.g. the battery history. Make sure to re-write the original data when changing settings!</text:p>
      <text:p text:style-name="P11"/>
      <text:p text:style-name="P7">command 0x6A („j“): Send internal EEPROM BANK 1</text:p>
      <text:p text:style-name="P8">This command is required to read out the BANK1 of the EEPROM</text:p>
      <text:p text:style-name="P8">Byte1:</text:p>
      <text:p text:style-name="P8">Logbook version indicator (<text:span text:style-name="T3">Not writable!</text:span>)</text:p>
      <text:p text:style-name="P8">Byte2-3:</text:p>
      <text:p text:style-name="P8">Last Firmware installed, 1st Byte.2nd Byte (e.g. „1.90“) (<text:span text:style-name="T3">Not writable!</text:span>)</text:p>
      <text:p text:style-name="P8">Byte4:</text:p>
      <text:p text:style-name="P8">OLED brightness (=0: Eco, =1 High) (<text:span text:style-name="T3">Not writable!</text:span>)</text:p>
      <text:p text:style-name="P8">Byte5-128</text:p>
      <text:p text:style-name="P8">not used/reserved</text:p>
      <text:p text:style-name="P8">Byte129-256:</text:p>
      <text:p text:style-name="P8">32 custom Functions (CF 32-63)</text:p>
      <text:p text:style-name="P8">The custom functions are stored in the internal EEPROM after 0x180</text:p>
      <text:p text:style-name="P8">Any custom function occupies 4 byte:</text:p>
      <text:p text:style-name="P8">2 byte (low:high) store the default value, reset from menu "reset" (<text:span text:style-name="T3">Will be overwritten by hard-coded defaults if reset in the unit!</text:span>)</text:p>
      <text:p text:style-name="P8">if bit16=1 then the custom function is 15bit value, if not it's a 8bit value</text:p>
      <text:p text:style-name="P8">2 byte (low:high) store the actual value</text:p>
      <text:p text:style-name="P10"/>
      <text:p text:style-name="P7">command 0x6B („k“): Save tissue data and restore after simulation</text:p>
      <text:p text:style-name="P9">Output OSTC: 0x6B (command echo)</text:p>
      <text:p text:style-name="P9">Tissue data is saved and restored after the simuation. Next simualted dive after this command will not affect tissue data. Useful if remaining saturation data should not affected from a PC-simualted dive.</text:p>
      <text:p text:style-name="P11"/>
      <text:p text:style-name="P7">command 0x6C („l“): Dump screen shot</text:p>
      <text:p text:style-name="P9">Output OSTC: 0x6C (command echo)</text:p>
      <text:p text:style-name="P9">A screen shot is send via the UART interface in a compressed format. Contact for detail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6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02-29T19:14:35.58</dc:date>
    <meta:editing-duration>PT00H24M10S</meta:editing-duration>
    <meta:editing-cycles>11</meta:editing-cycles>
    <meta:generator>OpenOffice.org/3.2$Win32 OpenOffice.org_project/320m18$Build-9502</meta:generator>
    <meta:document-statistic meta:table-count="1" meta:image-count="1" meta:object-count="0" meta:page-count="10" meta:paragraph-count="415" meta:word-count="2567" meta:character-count="15241"/>
  </office:meta>
</office:document-meta>
</file>